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075cm"/>
    </style:style>
    <style:style style:name="co2" style:family="table-column">
      <style:table-column-properties fo:break-before="auto" style:column-width="1.45cm"/>
    </style:style>
    <style:style style:name="co3" style:family="table-column">
      <style:table-column-properties fo:break-before="auto" style:column-width="2.575cm"/>
    </style:style>
    <style:style style:name="co4" style:family="table-column">
      <style:table-column-properties fo:break-before="auto" style:column-width="2.768cm"/>
    </style:style>
    <style:style style:name="co5" style:family="table-column">
      <style:table-column-properties fo:break-before="auto" style:column-width="2.958cm"/>
    </style:style>
    <style:style style:name="co6" style:family="table-column">
      <style:table-column-properties fo:break-before="auto" style:column-width="3.17cm"/>
    </style:style>
    <style:style style:name="co7" style:family="table-column">
      <style:table-column-properties fo:break-before="auto" style:column-width="1.748cm"/>
    </style:style>
    <style:style style:name="co8" style:family="table-column">
      <style:table-column-properties fo:break-before="auto" style:column-width="2.044cm"/>
    </style:style>
    <style:style style:name="co9" style:family="table-column">
      <style:table-column-properties fo:break-before="auto" style:column-width="2.237cm"/>
    </style:style>
    <style:style style:name="co10" style:family="table-column">
      <style:table-column-properties fo:break-before="auto" style:column-width="2.448cm"/>
    </style:style>
    <style:style style:name="co11" style:family="table-column">
      <style:table-column-properties fo:break-before="auto" style:column-width="2.194cm"/>
    </style:style>
    <style:style style:name="co12" style:family="table-column">
      <style:table-column-properties fo:break-before="auto" style:column-width="2.491cm"/>
    </style:style>
    <style:style style:name="co13" style:family="table-column">
      <style:table-column-properties fo:break-before="auto" style:column-width="2.681cm"/>
    </style:style>
    <style:style style:name="co14" style:family="table-column">
      <style:table-column-properties fo:break-before="auto" style:column-width="2.895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23cm"/>
    </style:style>
    <style:style style:name="co17" style:family="table-column">
      <style:table-column-properties fo:break-before="auto" style:column-width="2.215cm"/>
    </style:style>
    <style:style style:name="co18" style:family="table-column">
      <style:table-column-properties fo:break-before="auto" style:column-width="2.42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ck_trace_weather_ (copy)" table:style-name="ta1">
        <table:shapes>
          <draw:frame draw:z-index="0" draw:style-name="gr1" draw:text-style-name="P1" svg:width="25.967cm" svg:height="14.606cm" svg:x="10.707cm" svg:y="20.12cm">
            <draw:object draw:notify-on-update-of-ranges="'stack_trace_weather_ (copy)'.A46:'stack_trace_weather_ (copy)'.A83 'stack_trace_weather_ (copy)'.B46:'stack_trace_weather_ (copy)'.B8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filepath</text:p>
          </table:table-cell>
          <table:table-cell office:value-type="string" calcext:value-type="string">
            <text:p><text:s/>file no.</text:p>
          </table:table-cell>
          <table:table-cell office:value-type="string" calcext:value-type="string">
            <text:p><text:s/>pop_before_A</text:p>
          </table:table-cell>
          <table:table-cell office:value-type="string" calcext:value-type="string">
            <text:p><text:s/>push_before_A</text:p>
          </table:table-cell>
          <table:table-cell office:value-type="string" calcext:value-type="string">
            <text:p><text:s/>sgrow_before_A</text:p>
          </table:table-cell>
          <table:table-cell office:value-type="string" calcext:value-type="string">
            <text:p><text:s/>sshrink_before_A</text:p>
          </table:table-cell>
          <table:table-cell office:value-type="string" calcext:value-type="string">
            <text:p>pop_in_A</text:p>
          </table:table-cell>
          <table:table-cell office:value-type="string" calcext:value-type="string">
            <text:p><text:s/>push_in_A</text:p>
          </table:table-cell>
          <table:table-cell office:value-type="string" calcext:value-type="string">
            <text:p><text:s/>sgrow_in_A</text:p>
          </table:table-cell>
          <table:table-cell office:value-type="string" calcext:value-type="string">
            <text:p><text:s/>sshrink_in_A</text:p>
          </table:table-cell>
          <table:table-cell office:value-type="string" calcext:value-type="string">
            <text:p>pop_after_A</text:p>
          </table:table-cell>
          <table:table-cell office:value-type="string" calcext:value-type="string">
            <text:p><text:s/>push_after_A</text:p>
          </table:table-cell>
          <table:table-cell office:value-type="string" calcext:value-type="string">
            <text:p><text:s/>sgrow_after_A</text:p>
          </table:table-cell>
          <table:table-cell office:value-type="string" calcext:value-type="string">
            <text:p><text:s/>sshrink_after_A</text:p>
          </table:table-cell>
          <table:table-cell office:value-type="string" calcext:value-type="string">
            <text:p>pop_total</text:p>
          </table:table-cell>
          <table:table-cell office:value-type="string" calcext:value-type="string">
            <text:p><text:s/>push_total</text:p>
          </table:table-cell>
          <table:table-cell office:value-type="string" calcext:value-type="string">
            <text:p><text:s/>sgrow_total</text:p>
          </table:table-cell>
          <table:table-cell office:value-type="string" calcext:value-type="string">
            <text:p><text:s/>sshrink_total</text:p>
          </table:table-cell>
        </table:table-row>
        <table:table-row table:style-name="ro1">
          <table:table-cell office:value-type="string" calcext:value-type="string">
            <text:p>programs/weather/trace/vpython_001.txt</text:p>
          </table:table-cell>
          <table:table-cell office:value-type="float" office:value="1" calcext:value-type="float">
            <text:p>1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2.txt</text:p>
          </table:table-cell>
          <table:table-cell office:value-type="float" office:value="2" calcext:value-type="float">
            <text:p>2</text:p>
          </table:table-cell>
          <table:table-cell office:value-type="float" office:value="2361748" calcext:value-type="float">
            <text:p>2361748</text:p>
          </table:table-cell>
          <table:table-cell office:value-type="float" office:value="4316893" calcext:value-type="float">
            <text:p>431689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3" calcext:value-type="float">
            <text:p>2386813</text:p>
          </table:table-cell>
          <table:table-cell office:value-type="float" office:value="4365034" calcext:value-type="float">
            <text:p>436503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3.txt</text:p>
          </table:table-cell>
          <table:table-cell office:value-type="float" office:value="3" calcext:value-type="float">
            <text:p>3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4.txt</text:p>
          </table:table-cell>
          <table:table-cell office:value-type="float" office:value="4" calcext:value-type="float">
            <text:p>4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5.txt</text:p>
          </table:table-cell>
          <table:table-cell office:value-type="float" office:value="5" calcext:value-type="float">
            <text:p>5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6.txt</text:p>
          </table:table-cell>
          <table:table-cell office:value-type="float" office:value="6" calcext:value-type="float">
            <text:p>6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7.txt</text:p>
          </table:table-cell>
          <table:table-cell office:value-type="float" office:value="7" calcext:value-type="float">
            <text:p>7</text:p>
          </table:table-cell>
          <table:table-cell office:value-type="float" office:value="2361721" calcext:value-type="float">
            <text:p>2361721</text:p>
          </table:table-cell>
          <table:table-cell office:value-type="float" office:value="4316848" calcext:value-type="float">
            <text:p>431684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6" calcext:value-type="float">
            <text:p>2386786</text:p>
          </table:table-cell>
          <table:table-cell office:value-type="float" office:value="4364989" calcext:value-type="float">
            <text:p>436498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8.txt</text:p>
          </table:table-cell>
          <table:table-cell office:value-type="float" office:value="8" calcext:value-type="float">
            <text:p>8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09.txt</text:p>
          </table:table-cell>
          <table:table-cell office:value-type="float" office:value="9" calcext:value-type="float">
            <text:p>9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0.txt</text:p>
          </table:table-cell>
          <table:table-cell office:value-type="float" office:value="10" calcext:value-type="float">
            <text:p>10</text:p>
          </table:table-cell>
          <table:table-cell office:value-type="float" office:value="2361742" calcext:value-type="float">
            <text:p>2361742</text:p>
          </table:table-cell>
          <table:table-cell office:value-type="float" office:value="4316883" calcext:value-type="float">
            <text:p>431688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7" calcext:value-type="float">
            <text:p>2386807</text:p>
          </table:table-cell>
          <table:table-cell office:value-type="float" office:value="4365024" calcext:value-type="float">
            <text:p>436502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1.txt</text:p>
          </table:table-cell>
          <table:table-cell office:value-type="float" office:value="11" calcext:value-type="float">
            <text:p>11</text:p>
          </table:table-cell>
          <table:table-cell office:value-type="float" office:value="2361730" calcext:value-type="float">
            <text:p>2361730</text:p>
          </table:table-cell>
          <table:table-cell office:value-type="float" office:value="4316863" calcext:value-type="float">
            <text:p>431686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5" calcext:value-type="float">
            <text:p>2386795</text:p>
          </table:table-cell>
          <table:table-cell office:value-type="float" office:value="4365004" calcext:value-type="float">
            <text:p>436500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2.txt</text:p>
          </table:table-cell>
          <table:table-cell office:value-type="float" office:value="12" calcext:value-type="float">
            <text:p>12</text:p>
          </table:table-cell>
          <table:table-cell office:value-type="float" office:value="2361748" calcext:value-type="float">
            <text:p>2361748</text:p>
          </table:table-cell>
          <table:table-cell office:value-type="float" office:value="4316893" calcext:value-type="float">
            <text:p>431689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3" calcext:value-type="float">
            <text:p>2386813</text:p>
          </table:table-cell>
          <table:table-cell office:value-type="float" office:value="4365034" calcext:value-type="float">
            <text:p>436503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3.txt</text:p>
          </table:table-cell>
          <table:table-cell office:value-type="float" office:value="13" calcext:value-type="float">
            <text:p>13</text:p>
          </table:table-cell>
          <table:table-cell office:value-type="float" office:value="2361730" calcext:value-type="float">
            <text:p>2361730</text:p>
          </table:table-cell>
          <table:table-cell office:value-type="float" office:value="4316863" calcext:value-type="float">
            <text:p>431686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5" calcext:value-type="float">
            <text:p>2386795</text:p>
          </table:table-cell>
          <table:table-cell office:value-type="float" office:value="4365004" calcext:value-type="float">
            <text:p>436500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4.txt</text:p>
          </table:table-cell>
          <table:table-cell office:value-type="float" office:value="14" calcext:value-type="float">
            <text:p>14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5.txt</text:p>
          </table:table-cell>
          <table:table-cell office:value-type="float" office:value="15" calcext:value-type="float">
            <text:p>15</text:p>
          </table:table-cell>
          <table:table-cell office:value-type="float" office:value="2361721" calcext:value-type="float">
            <text:p>2361721</text:p>
          </table:table-cell>
          <table:table-cell office:value-type="float" office:value="4316848" calcext:value-type="float">
            <text:p>431684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6" calcext:value-type="float">
            <text:p>2386786</text:p>
          </table:table-cell>
          <table:table-cell office:value-type="float" office:value="4364989" calcext:value-type="float">
            <text:p>436498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6.txt</text:p>
          </table:table-cell>
          <table:table-cell office:value-type="float" office:value="16" calcext:value-type="float">
            <text:p>16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6" calcext:value-type="float">
            <text:p>2386816</text:p>
          </table:table-cell>
          <table:table-cell office:value-type="float" office:value="4365039" calcext:value-type="float">
            <text:p>436503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7.txt</text:p>
          </table:table-cell>
          <table:table-cell office:value-type="float" office:value="17" calcext:value-type="float">
            <text:p>17</text:p>
          </table:table-cell>
          <table:table-cell office:value-type="float" office:value="2361739" calcext:value-type="float">
            <text:p>2361739</text:p>
          </table:table-cell>
          <table:table-cell office:value-type="float" office:value="4316878" calcext:value-type="float">
            <text:p>431687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4" calcext:value-type="float">
            <text:p>2386804</text:p>
          </table:table-cell>
          <table:table-cell office:value-type="float" office:value="4365019" calcext:value-type="float">
            <text:p>436501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8.txt</text:p>
          </table:table-cell>
          <table:table-cell office:value-type="float" office:value="18" calcext:value-type="float">
            <text:p>18</text:p>
          </table:table-cell>
          <table:table-cell office:value-type="float" office:value="2361727" calcext:value-type="float">
            <text:p>2361727</text:p>
          </table:table-cell>
          <table:table-cell office:value-type="float" office:value="4316858" calcext:value-type="float">
            <text:p>431685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2" calcext:value-type="float">
            <text:p>2386792</text:p>
          </table:table-cell>
          <table:table-cell office:value-type="float" office:value="4364999" calcext:value-type="float">
            <text:p>436499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19.txt</text:p>
          </table:table-cell>
          <table:table-cell office:value-type="float" office:value="19" calcext:value-type="float">
            <text:p>19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4" calcext:value-type="float">
            <text:p>436501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0.txt</text:p>
          </table:table-cell>
          <table:table-cell office:value-type="float" office:value="20" calcext:value-type="float">
            <text:p>20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1.txt</text:p>
          </table:table-cell>
          <table:table-cell office:value-type="float" office:value="21" calcext:value-type="float">
            <text:p>21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2.txt</text:p>
          </table:table-cell>
          <table:table-cell office:value-type="float" office:value="22" calcext:value-type="float">
            <text:p>22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89" calcext:value-type="float">
            <text:p>2386789</text:p>
          </table:table-cell>
          <table:table-cell office:value-type="float" office:value="4364994" calcext:value-type="float">
            <text:p>436499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3.txt</text:p>
          </table:table-cell>
          <table:table-cell office:value-type="float" office:value="23" calcext:value-type="float">
            <text:p>23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4.txt</text:p>
          </table:table-cell>
          <table:table-cell office:value-type="float" office:value="24" calcext:value-type="float">
            <text:p>24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5.txt</text:p>
          </table:table-cell>
          <table:table-cell office:value-type="float" office:value="25" calcext:value-type="float">
            <text:p>25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6" calcext:value-type="float">
            <text:p>2386816</text:p>
          </table:table-cell>
          <table:table-cell office:value-type="float" office:value="4365039" calcext:value-type="float">
            <text:p>436503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6.txt</text:p>
          </table:table-cell>
          <table:table-cell office:value-type="float" office:value="26" calcext:value-type="float">
            <text:p>26</text:p>
          </table:table-cell>
          <table:table-cell office:value-type="float" office:value="2361739" calcext:value-type="float">
            <text:p>2361739</text:p>
          </table:table-cell>
          <table:table-cell office:value-type="float" office:value="4316878" calcext:value-type="float">
            <text:p>431687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4" calcext:value-type="float">
            <text:p>2386804</text:p>
          </table:table-cell>
          <table:table-cell office:value-type="float" office:value="4365019" calcext:value-type="float">
            <text:p>436501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7.txt</text:p>
          </table:table-cell>
          <table:table-cell office:value-type="float" office:value="27" calcext:value-type="float">
            <text:p>27</text:p>
          </table:table-cell>
          <table:table-cell office:value-type="float" office:value="2361745" calcext:value-type="float">
            <text:p>2361745</text:p>
          </table:table-cell>
          <table:table-cell office:value-type="float" office:value="4316888" calcext:value-type="float">
            <text:p>431688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10" calcext:value-type="float">
            <text:p>2386810</text:p>
          </table:table-cell>
          <table:table-cell office:value-type="float" office:value="4365029" calcext:value-type="float">
            <text:p>436502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8.txt</text:p>
          </table:table-cell>
          <table:table-cell office:value-type="float" office:value="28" calcext:value-type="float">
            <text:p>28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798" calcext:value-type="float">
            <text:p>2386798</text:p>
          </table:table-cell>
          <table:table-cell office:value-type="float" office:value="4365009" calcext:value-type="float">
            <text:p>4365009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29.txt</text:p>
          </table:table-cell>
          <table:table-cell office:value-type="float" office:value="29" calcext:value-type="float">
            <text:p>29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79" calcext:value-type="float">
            <text:p>24879</text:p>
          </table:table-cell>
          <table:table-cell office:value-type="float" office:value="47805" calcext:value-type="float">
            <text:p>47805</text:p>
          </table:table-cell>
          <table:table-cell office:value-type="float" office:value="2" calcext:value-type="float">
            <text:p>2</text:p>
          </table:table-cell>
          <table:table-cell office:value-type="float" office:value="1170" calcext:value-type="float">
            <text:p>1170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4" calcext:value-type="float">
            <text:p>4365014</text:p>
          </table:table-cell>
          <table:table-cell office:value-type="float" office:value="126" calcext:value-type="float">
            <text:p>126</text:p>
          </table:table-cell>
          <table:table-cell office:value-type="float" office:value="162885" calcext:value-type="float">
            <text:p>162885</text:p>
          </table:table-cell>
        </table:table-row>
        <table:table-row table:style-name="ro1">
          <table:table-cell office:value-type="string" calcext:value-type="string">
            <text:p>programs/weather/trace/vpython_030.txt</text:p>
          </table:table-cell>
          <table:table-cell office:value-type="float" office:value="30" calcext:value-type="float">
            <text:p>30</text:p>
          </table:table-cell>
          <table:table-cell office:value-type="float" office:value="2361724" calcext:value-type="float">
            <text:p>2361724</text:p>
          </table:table-cell>
          <table:table-cell office:value-type="float" office:value="4316853" calcext:value-type="float">
            <text:p>431685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91" calcext:value-type="float">
            <text:p>24891</text:p>
          </table:table-cell>
          <table:table-cell office:value-type="float" office:value="47823" calcext:value-type="float">
            <text:p>47823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01" calcext:value-type="float">
            <text:p>2386801</text:p>
          </table:table-cell>
          <table:table-cell office:value-type="float" office:value="4365012" calcext:value-type="float">
            <text:p>4365012</text:p>
          </table:table-cell>
          <table:table-cell office:value-type="float" office:value="126" calcext:value-type="float">
            <text:p>126</text:p>
          </table:table-cell>
          <table:table-cell office:value-type="float" office:value="162886" calcext:value-type="float">
            <text:p>162886</text:p>
          </table:table-cell>
        </table:table-row>
        <table:table-row table:style-name="ro1">
          <table:table-cell office:value-type="string" calcext:value-type="string">
            <text:p>programs/weather/trace/vpython_031.txt</text:p>
          </table:table-cell>
          <table:table-cell office:value-type="float" office:value="31" calcext:value-type="float">
            <text:p>31</text:p>
          </table:table-cell>
          <table:table-cell office:value-type="float" office:value="2361751" calcext:value-type="float">
            <text:p>2361751</text:p>
          </table:table-cell>
          <table:table-cell office:value-type="float" office:value="4316898" calcext:value-type="float">
            <text:p>431689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891" calcext:value-type="float">
            <text:p>24891</text:p>
          </table:table-cell>
          <table:table-cell office:value-type="float" office:value="47823" calcext:value-type="float">
            <text:p>47823</text:p>
          </table:table-cell>
          <table:table-cell office:value-type="float" office:value="2" calcext:value-type="float">
            <text:p>2</text:p>
          </table:table-cell>
          <table:table-cell office:value-type="float" office:value="1171" calcext:value-type="float">
            <text:p>1171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28" calcext:value-type="float">
            <text:p>2386828</text:p>
          </table:table-cell>
          <table:table-cell office:value-type="float" office:value="4365057" calcext:value-type="float">
            <text:p>4365057</text:p>
          </table:table-cell>
          <table:table-cell office:value-type="float" office:value="126" calcext:value-type="float">
            <text:p>126</text:p>
          </table:table-cell>
          <table:table-cell office:value-type="float" office:value="162886" calcext:value-type="float">
            <text:p>162886</text:p>
          </table:table-cell>
        </table:table-row>
        <table:table-row table:style-name="ro1">
          <table:table-cell office:value-type="string" calcext:value-type="string">
            <text:p>programs/weather/trace/vpython_032.txt</text:p>
          </table:table-cell>
          <table:table-cell office:value-type="float" office:value="32" calcext:value-type="float">
            <text:p>32</text:p>
          </table:table-cell>
          <table:table-cell office:value-type="float" office:value="2361757" calcext:value-type="float">
            <text:p>2361757</text:p>
          </table:table-cell>
          <table:table-cell office:value-type="float" office:value="4316908" calcext:value-type="float">
            <text:p>431690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6" calcext:value-type="float">
            <text:p>2386846</text:p>
          </table:table-cell>
          <table:table-cell office:value-type="float" office:value="4365085" calcext:value-type="float">
            <text:p>4365085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3.txt</text:p>
          </table:table-cell>
          <table:table-cell office:value-type="float" office:value="33" calcext:value-type="float">
            <text:p>33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22" calcext:value-type="float">
            <text:p>2386822</text:p>
          </table:table-cell>
          <table:table-cell office:value-type="float" office:value="4365045" calcext:value-type="float">
            <text:p>4365045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4.txt</text:p>
          </table:table-cell>
          <table:table-cell office:value-type="float" office:value="34" calcext:value-type="float">
            <text:p>34</text:p>
          </table:table-cell>
          <table:table-cell office:value-type="float" office:value="2361754" calcext:value-type="float">
            <text:p>2361754</text:p>
          </table:table-cell>
          <table:table-cell office:value-type="float" office:value="4316903" calcext:value-type="float">
            <text:p>431690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03" calcext:value-type="float">
            <text:p>24903</text:p>
          </table:table-cell>
          <table:table-cell office:value-type="float" office:value="47841" calcext:value-type="float">
            <text:p>47841</text:p>
          </table:table-cell>
          <table:table-cell office:value-type="float" office:value="2" calcext:value-type="float">
            <text:p>2</text:p>
          </table:table-cell>
          <table:table-cell office:value-type="float" office:value="1172" calcext:value-type="float">
            <text:p>1172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3" calcext:value-type="float">
            <text:p>2386843</text:p>
          </table:table-cell>
          <table:table-cell office:value-type="float" office:value="4365080" calcext:value-type="float">
            <text:p>4365080</text:p>
          </table:table-cell>
          <table:table-cell office:value-type="float" office:value="126" calcext:value-type="float">
            <text:p>126</text:p>
          </table:table-cell>
          <table:table-cell office:value-type="float" office:value="162887" calcext:value-type="float">
            <text:p>162887</text:p>
          </table:table-cell>
        </table:table-row>
        <table:table-row table:style-name="ro1">
          <table:table-cell office:value-type="string" calcext:value-type="string">
            <text:p>programs/weather/trace/vpython_035.txt</text:p>
          </table:table-cell>
          <table:table-cell office:value-type="float" office:value="35" calcext:value-type="float">
            <text:p>35</text:p>
          </table:table-cell>
          <table:table-cell office:value-type="float" office:value="2361733" calcext:value-type="float">
            <text:p>2361733</text:p>
          </table:table-cell>
          <table:table-cell office:value-type="float" office:value="4316868" calcext:value-type="float">
            <text:p>431686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15" calcext:value-type="float">
            <text:p>24915</text:p>
          </table:table-cell>
          <table:table-cell office:value-type="float" office:value="47859" calcext:value-type="float">
            <text:p>47859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34" calcext:value-type="float">
            <text:p>2386834</text:p>
          </table:table-cell>
          <table:table-cell office:value-type="float" office:value="4365063" calcext:value-type="float">
            <text:p>4365063</text:p>
          </table:table-cell>
          <table:table-cell office:value-type="float" office:value="126" calcext:value-type="float">
            <text:p>126</text:p>
          </table:table-cell>
          <table:table-cell office:value-type="float" office:value="162888" calcext:value-type="float">
            <text:p>162888</text:p>
          </table:table-cell>
        </table:table-row>
        <table:table-row table:style-name="ro1">
          <table:table-cell office:value-type="string" calcext:value-type="string">
            <text:p>programs/weather/trace/vpython_036.txt</text:p>
          </table:table-cell>
          <table:table-cell office:value-type="float" office:value="36" calcext:value-type="float">
            <text:p>36</text:p>
          </table:table-cell>
          <table:table-cell office:value-type="float" office:value="2361757" calcext:value-type="float">
            <text:p>2361757</text:p>
          </table:table-cell>
          <table:table-cell office:value-type="float" office:value="4316908" calcext:value-type="float">
            <text:p>4316908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15" calcext:value-type="float">
            <text:p>24915</text:p>
          </table:table-cell>
          <table:table-cell office:value-type="float" office:value="47859" calcext:value-type="float">
            <text:p>47859</text:p>
          </table:table-cell>
          <table:table-cell office:value-type="float" office:value="2" calcext:value-type="float">
            <text:p>2</text:p>
          </table:table-cell>
          <table:table-cell office:value-type="float" office:value="1173" calcext:value-type="float">
            <text:p>1173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58" calcext:value-type="float">
            <text:p>2386858</text:p>
          </table:table-cell>
          <table:table-cell office:value-type="float" office:value="4365103" calcext:value-type="float">
            <text:p>4365103</text:p>
          </table:table-cell>
          <table:table-cell office:value-type="float" office:value="126" calcext:value-type="float">
            <text:p>126</text:p>
          </table:table-cell>
          <table:table-cell office:value-type="float" office:value="162888" calcext:value-type="float">
            <text:p>162888</text:p>
          </table:table-cell>
        </table:table-row>
        <table:table-row table:style-name="ro1">
          <table:table-cell office:value-type="string" calcext:value-type="string">
            <text:p>programs/weather/trace/vpython_037.txt</text:p>
          </table:table-cell>
          <table:table-cell office:value-type="float" office:value="37" calcext:value-type="float">
            <text:p>37</text:p>
          </table:table-cell>
          <table:table-cell office:value-type="float" office:value="2361736" calcext:value-type="float">
            <text:p>2361736</text:p>
          </table:table-cell>
          <table:table-cell office:value-type="float" office:value="4316873" calcext:value-type="float">
            <text:p>4316873</text:p>
          </table:table-cell>
          <table:table-cell office:value-type="float" office:value="124" calcext:value-type="float">
            <text:p>124</text:p>
          </table:table-cell>
          <table:table-cell office:value-type="float" office:value="161698" calcext:value-type="float">
            <text:p>161698</text:p>
          </table:table-cell>
          <table:table-cell office:value-type="float" office:value="24927" calcext:value-type="float">
            <text:p>24927</text:p>
          </table:table-cell>
          <table:table-cell office:value-type="float" office:value="47877" calcext:value-type="float">
            <text:p>47877</text:p>
          </table:table-cell>
          <table:table-cell office:value-type="float" office:value="2" calcext:value-type="float">
            <text:p>2</text:p>
          </table:table-cell>
          <table:table-cell office:value-type="float" office:value="1174" calcext:value-type="float">
            <text:p>1174</text:p>
          </table:table-cell>
          <table:table-cell office:value-type="float" office:value="186" calcext:value-type="float">
            <text:p>186</text:p>
          </table:table-cell>
          <table:table-cell office:value-type="float" office:value="336" calcext:value-type="float">
            <text:p>336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386849" calcext:value-type="float">
            <text:p>2386849</text:p>
          </table:table-cell>
          <table:table-cell office:value-type="float" office:value="4365086" calcext:value-type="float">
            <text:p>4365086</text:p>
          </table:table-cell>
          <table:table-cell office:value-type="float" office:value="126" calcext:value-type="float">
            <text:p>126</text:p>
          </table:table-cell>
          <table:table-cell office:value-type="float" office:value="162889" calcext:value-type="float">
            <text:p>162889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style-name="ce1" office:value-type="string" calcext:value-type="string">
            <text:p>row</text:p>
          </table:table-cell>
          <table:table-cell office:value-type="string" calcext:value-type="string">
            <text:p>pop_in_A</text:p>
          </table:table-cell>
          <table:table-cell table:number-columns-repeated="16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0" calcext:value-type="float">
            <text:p>7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0" calcext:value-type="float">
            <text:p>8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0" calcext:value-type="float">
            <text:p>9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0" calcext:value-type="float">
            <text:p>2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0" calcext:value-type="float">
            <text:p>3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4000" calcext:value-type="float">
            <text:p>4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5000" calcext:value-type="float">
            <text:p>5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6000" calcext:value-type="float">
            <text:p>6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7000" calcext:value-type="float">
            <text:p>7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8000" calcext:value-type="float">
            <text:p>8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9000" calcext:value-type="float">
            <text:p>9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10000" calcext:value-type="float">
            <text:p>10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20000" calcext:value-type="float">
            <text:p>20000</text:p>
          </table:table-cell>
          <table:table-cell office:value-type="float" office:value="24879" calcext:value-type="float">
            <text:p>24879</text:p>
          </table:table-cell>
          <table:table-cell table:number-columns-repeated="16"/>
        </table:table-row>
        <table:table-row table:style-name="ro1">
          <table:table-cell table:style-name="ce1" office:value-type="float" office:value="30000" calcext:value-type="float">
            <text:p>30000</text:p>
          </table:table-cell>
          <table:table-cell office:value-type="float" office:value="24891" calcext:value-type="float">
            <text:p>24891</text:p>
          </table:table-cell>
          <table:table-cell table:number-columns-repeated="16"/>
        </table:table-row>
        <table:table-row table:style-name="ro1">
          <table:table-cell table:style-name="ce1" office:value-type="float" office:value="40000" calcext:value-type="float">
            <text:p>40000</text:p>
          </table:table-cell>
          <table:table-cell office:value-type="float" office:value="24891" calcext:value-type="float">
            <text:p>24891</text:p>
          </table:table-cell>
          <table:table-cell table:number-columns-repeated="16"/>
        </table:table-row>
        <table:table-row table:style-name="ro1">
          <table:table-cell table:style-name="ce1" office:value-type="float" office:value="50000" calcext:value-type="float">
            <text:p>5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60000" calcext:value-type="float">
            <text:p>6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70000" calcext:value-type="float">
            <text:p>70000</text:p>
          </table:table-cell>
          <table:table-cell office:value-type="float" office:value="24903" calcext:value-type="float">
            <text:p>24903</text:p>
          </table:table-cell>
          <table:table-cell table:number-columns-repeated="16"/>
        </table:table-row>
        <table:table-row table:style-name="ro1">
          <table:table-cell table:style-name="ce1" office:value-type="float" office:value="80000" calcext:value-type="float">
            <text:p>80000</text:p>
          </table:table-cell>
          <table:table-cell office:value-type="float" office:value="24915" calcext:value-type="float">
            <text:p>24915</text:p>
          </table:table-cell>
          <table:table-cell table:number-columns-repeated="16"/>
        </table:table-row>
        <table:table-row table:style-name="ro1">
          <table:table-cell table:style-name="ce1" office:value-type="float" office:value="90000" calcext:value-type="float">
            <text:p>90000</text:p>
          </table:table-cell>
          <table:table-cell office:value-type="float" office:value="24915" calcext:value-type="float">
            <text:p>24915</text:p>
          </table:table-cell>
          <table:table-cell table:number-columns-repeated="16"/>
        </table:table-row>
        <table:table-row table:style-name="ro1">
          <table:table-cell table:style-name="ce1" office:value-type="float" office:value="100000" calcext:value-type="float">
            <text:p>100000</text:p>
          </table:table-cell>
          <table:table-cell office:value-type="float" office:value="24927" calcext:value-type="float">
            <text:p>24927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8T13:04:25.134324653</dc:date>
    <meta:editing-duration>PT10M3S</meta:editing-duration>
    <meta:editing-cycles>2</meta:editing-cycles>
    <meta:generator>LibreOffice/7.3.5.2$Linux_X86_64 LibreOffice_project/30$Build-2</meta:generator>
    <meta:document-statistic meta:table-count="1" meta:cell-count="7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487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exponential"/>
      <style:graphic-properties svg:stroke-color="#004586"/>
    </style:style>
    <style:style style:name="ch10" style:family="chart">
      <style:chart-properties chart:regression-name="" chart:regression-max-degree="3" chart:regression-force-intercept="false" chart:regression-intercept-value="0" chart:regression-period="2" loext:regression-extrapolate-forward="0" loext:regression-extrapolate-backward="0" chart:regression-type="polynomial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968cm" svg:height="14.607cm" xlink:href=".." xlink:type="simple" chart:class="chart:line" chart:style-name="ch1">
        <chart:legend chart:legend-position="end" svg:x="20.877cm" svg:y="6.245cm" style:legend-expansion="high" chart:style-name="ch2"/>
        <chart:plot-area chart:style-name="ch3" table:cell-range-address="'stack_trace_weather_ (copy)'.A46:'stack_trace_weather_ (copy)'.B83" chart:data-source-has-labels="column" svg:x="0.582cm" svg:y="0.089cm" svg:width="19.838cm" svg:height="14.022cm">
          <chart:coordinate-region svg:x="1.786cm" svg:y="0.291cm" svg:width="18.634cm" svg:height="12.611cm"/>
          <chart:axis chart:dimension="x" chart:name="primary-x" chart:style-name="ch4" chartooo:axis-type="auto">
            <chartooo:date-scale/>
            <chart:categories table:cell-range-address="'stack_trace_weather_ (copy)'.A46:'stack_trace_weather_ (copy)'.A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tack_trace_weather_ (copy)'.B46:'stack_trace_weather_ (copy)'.B83" chart:class="chart:line">
            <chart:regression-curve chart:style-name="ch8">
              <chart:equation chart:display-equation="true" chart:display-r-square="false"/>
            </chart:regression-curve>
            <chart:regression-curve chart:style-name="ch9"/>
            <chart:regression-curve chart:style-name="ch10">
              <chart:equation chart:display-equation="true" chart:display-r-square="false"/>
            </chart:regression-curve>
            <chart:data-point chart:repeated="3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row</text:p>
                <draw:g>
                  <svg:desc>'stack_trace_weather_ (copy)'.A46:'stack_trace_weather_ (copy)'.A83</svg:desc>
                </draw:g>
              </table:table-cell>
              <table:table-cell office:value-type="float" office:value="NaN">
                <text:p>NaN</text:p>
                <draw:g>
                  <svg:desc>'stack_trace_weather_ (copy)'.B46:'stack_trace_weather_ (copy)'.B8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24879">
                <text:p>24879</text:p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24891">
                <text:p>2489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4903">
                <text:p>24903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24903">
                <text:p>24903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24903">
                <text:p>24903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4927">
                <text:p>249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5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